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736in" text:min-label-width="0.25in" text:list-level-position-and-space-mode="label-alignment">
          <style:list-level-label-alignment text:label-followed-by="listtab" fo:margin-left="0.6236in" fo:text-indent="-0.25in"/>
        </style:list-level-properties>
        <style:text-properties style:font-name="OpenSymbol"/>
      </text:list-level-style-bullet>
      <text:list-level-style-bullet text:level="2" text:style-name="WW_CharLFO1LVL2" text:bullet-char="◦">
        <style:list-level-properties text:space-before="0.6236in" text:min-label-width="0.25in" text:list-level-position-and-space-mode="label-alignment">
          <style:list-level-label-alignment text:label-followed-by="listtab" fo:margin-left="0.8736in" fo:text-indent="-0.25in"/>
        </style:list-level-properties>
        <style:text-properties style:font-name="OpenSymbol"/>
      </text:list-level-style-bullet>
      <text:list-level-style-bullet text:level="3" text:style-name="WW_CharLFO1LVL3"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4" text:style-name="WW_CharLFO1LVL4"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5" text:style-name="WW_CharLFO1LVL5"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6" text:style-name="WW_CharLFO1LVL6"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7" text:style-name="WW_CharLFO1LVL7"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8" text:style-name="WW_CharLFO1LVL8"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9" text:style-name="WW_CharLFO1LVL9"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itle" style:master-page-name="MP0" style:family="paragraph">
      <style:paragraph-properties fo:break-before="page" fo:text-indent="0.5in" style:page-number="1"/>
    </style:style>
    <style:style style:name="P4" style:parent-style-name="Title" style:family="paragraph">
      <style:paragraph-properties fo:margin-top="0in" fo:margin-bottom="0.2777in"/>
    </style:style>
    <style:style style:name="T5" style:parent-style-name="DefaultParagraphFont" style:family="text">
      <style:text-properties fo:font-size="20pt" style:font-size-asian="20pt"/>
    </style:style>
    <style:style style:name="P6" style:parent-style-name="ByLine" style:family="paragraph">
      <style:paragraph-properties fo:margin-top="0.0597in" fo:margin-bottom="0in" fo:line-height="115%"/>
    </style:style>
    <style:style style:name="T7" style:parent-style-name="DefaultParagraphFont" style:family="text">
      <style:text-properties style:font-name="Times New Roman" style:font-weight-complex="bold" fo:font-size="16pt" style:font-size-asian="16pt" style:font-size-complex="16pt"/>
    </style:style>
    <style:style style:name="P8" style:parent-style-name="ContentsHeading" style:family="paragraph">
      <style:paragraph-properties fo:break-before="page">
        <style:tab-stops>
          <style:tab-stop style:type="right" style:leader-style="dotted" style:leader-text="." style:position="6.5in"/>
        </style:tab-stops>
      </style:paragraph-properties>
    </style:style>
    <style:style style:name="T9" style:parent-style-name="DefaultParagraphFont" style:family="text">
      <style:text-properties fo:language="en" fo:country="IN"/>
    </style:style>
    <style:style style:name="T10" style:parent-style-name="DefaultParagraphFont" style:family="text">
      <style:text-properties fo:language="en" fo:country="IN"/>
    </style:style>
    <style:style style:name="T11" style:parent-style-name="DefaultParagraphFont" style:family="text">
      <style:text-properties fo:language="en" fo:country="IN"/>
    </style:style>
    <style:style style:name="P12" style:parent-style-name="Heading2" style:family="paragraph">
      <style:paragraph-properties fo:break-before="page"/>
    </style:style>
    <style:style style:name="T13" style:parent-style-name="DefaultParagraphFont" style:family="text">
      <style:text-properties style:font-name="Arial"/>
    </style:style>
    <style:style style:name="P14" style:parent-style-name="Heading3" style:family="paragraph">
      <style:text-properties style:font-name="Arial"/>
    </style:style>
    <style:style style:name="P15" style:parent-style-name="Standard" style:family="paragraph">
      <style:paragraph-properties fo:text-align="justify" fo:margin-top="0.0597in" fo:line-height="115%"/>
      <style:text-properties style:font-name="Times New Roman"/>
    </style:style>
    <style:style style:name="P16" style:parent-style-name="Standard" style:family="paragraph">
      <style:paragraph-properties fo:text-align="justify" fo:margin-top="0.0597in" fo:line-height="115%"/>
      <style:text-properties style:font-name="Times New Roman"/>
    </style:style>
    <style:style style:name="P17" style:parent-style-name="Heading3" style:family="paragraph">
      <style:text-properties style:font-name="Arial"/>
    </style:style>
    <style:style style:name="P18" style:parent-style-name="Standard" style:family="paragraph">
      <style:paragraph-properties fo:text-align="justify" fo:margin-top="0.0597in" fo:line-height="115%"/>
      <style:text-properties style:font-name="Times New Roman"/>
    </style:style>
    <style:style style:name="P19" style:parent-style-name="Standard" style:family="paragraph">
      <style:paragraph-properties fo:text-align="justify" fo:margin-top="0.0597in" fo:line-height="115%"/>
      <style:text-properties style:font-name="Times New Roman"/>
    </style:style>
    <style:style style:name="P20" style:parent-style-name="Standard" style:family="paragraph">
      <style:paragraph-properties fo:text-align="justify" fo:margin-top="0.0597in" fo:line-height="115%"/>
      <style:text-properties style:font-name="Times New Roman"/>
    </style:style>
    <style:style style:name="P21" style:parent-style-name="Standard" style:family="paragraph">
      <style:paragraph-properties fo:text-align="justify" fo:margin-top="0.0597in" fo:line-height="115%"/>
      <style:text-properties style:font-name="Times New Roman"/>
    </style:style>
    <style:style style:name="P22" style:parent-style-name="Standard" style:family="paragraph">
      <style:paragraph-properties fo:text-align="justify" fo:margin-top="0.0597in" fo:line-height="115%"/>
      <style:text-properties style:font-name="Times New Roman"/>
    </style:style>
    <style:style style:name="P23" style:parent-style-name="Standard" style:family="paragraph">
      <style:paragraph-properties fo:text-align="justify" fo:margin-top="0.0597in" fo:line-height="115%"/>
      <style:text-properties style:font-name="Times New Roman"/>
    </style:style>
    <style:style style:name="P24" style:parent-style-name="Standard" style:family="paragraph">
      <style:paragraph-properties fo:text-align="justify" fo:margin-top="0.0597in" fo:line-height="115%"/>
      <style:text-properties style:font-name="Times New Roman"/>
    </style:style>
    <style:style style:name="P25" style:parent-style-name="Standard" style:family="paragraph">
      <style:paragraph-properties fo:text-align="justify" fo:margin-top="0.0597in" fo:line-height="115%"/>
      <style:text-properties style:font-name="Times New Roman"/>
    </style:style>
    <style:style style:name="P26" style:parent-style-name="Standard" style:family="paragraph">
      <style:paragraph-properties fo:text-align="justify" fo:margin-top="0.0597in" fo:line-height="115%"/>
      <style:text-properties style:font-name="Times New Roman"/>
    </style:style>
    <style:style style:name="P27" style:parent-style-name="Standard" style:family="paragraph">
      <style:paragraph-properties fo:text-align="justify" fo:margin-top="0.0597in" fo:line-height="115%"/>
      <style:text-properties style:font-name="Times New Roman"/>
    </style:style>
    <style:style style:name="P28" style:parent-style-name="Standard" style:family="paragraph">
      <style:paragraph-properties fo:text-align="justify" fo:margin-top="0.0597in" fo:line-height="115%"/>
      <style:text-properties style:font-name="Times New Roman"/>
    </style:style>
    <style:style style:name="P29" style:parent-style-name="Heading3" style:family="paragraph">
      <style:text-properties style:font-name="Arial"/>
    </style:style>
    <style:style style:name="P30" style:parent-style-name="Standard" style:family="paragraph">
      <style:paragraph-properties fo:text-align="justify" fo:margin-top="0.0597in" fo:line-height="115%"/>
      <style:text-properties style:font-name="Times New Roman"/>
    </style:style>
    <style:style style:name="P31" style:parent-style-name="Standard" style:family="paragraph">
      <style:paragraph-properties fo:text-align="justify" fo:margin-top="0.0597in" fo:line-height="115%"/>
      <style:text-properties style:font-name="Times New Roman"/>
    </style:style>
    <style:style style:name="P32" style:parent-style-name="Standard" style:family="paragraph">
      <style:paragraph-properties fo:text-align="justify" fo:margin-top="0.0597in" fo:line-height="115%"/>
      <style:text-properties style:font-name="Times New Roman"/>
    </style:style>
    <style:style style:name="P33" style:parent-style-name="Heading3" style:family="paragraph">
      <style:text-properties style:font-name="Arial"/>
    </style:style>
    <style:style style:name="P34" style:parent-style-name="Standard" style:family="paragraph">
      <style:paragraph-properties fo:margin-top="0.0597in"/>
      <style:text-properties style:font-name="Times New Roman"/>
    </style:style>
    <style:style style:name="P35" style:parent-style-name="Standard" style:family="paragraph">
      <style:paragraph-properties fo:margin-top="0.0597in"/>
      <style:text-properties style:font-name="Times New Roman"/>
    </style:style>
    <style:style style:name="P36" style:parent-style-name="Standard" style:family="paragraph">
      <style:paragraph-properties fo:margin-top="0.0597in"/>
      <style:text-properties style:font-name="Times New Roman"/>
    </style:style>
    <style:style style:name="P37" style:parent-style-name="Standard" style:family="paragraph">
      <style:paragraph-properties fo:margin-top="0.0597in"/>
      <style:text-properties style:font-name="Times New Roman"/>
    </style:style>
    <style:style style:name="P38" style:parent-style-name="Standard" style:family="paragraph">
      <style:paragraph-properties fo:margin-top="0.0597in"/>
      <style:text-properties style:font-name="Times New Roman"/>
    </style:style>
    <style:style style:name="P39" style:parent-style-name="Heading3" style:family="paragraph">
      <style:text-properties style:font-name="Arial"/>
    </style:style>
    <style:style style:name="P40" style:parent-style-name="Standard" style:family="paragraph">
      <style:paragraph-properties fo:text-align="justify" fo:margin-top="0.0597in" fo:line-height="115%"/>
      <style:text-properties style:font-name="Times New Roman"/>
    </style:style>
    <style:style style:name="P41" style:parent-style-name="Standard" style:family="paragraph">
      <style:paragraph-properties fo:text-align="justify" fo:margin-top="0.0597in" fo:line-height="115%"/>
      <style:text-properties style:font-name="Times New Roman"/>
    </style:style>
    <style:style style:name="P42" style:parent-style-name="Standard" style:family="paragraph">
      <style:paragraph-properties fo:text-align="justify" fo:margin-top="0.0597in" fo:line-height="115%"/>
      <style:text-properties style:font-name="Times New Roman"/>
    </style:style>
    <style:style style:name="P43" style:parent-style-name="Standard" style:family="paragraph">
      <style:paragraph-properties fo:text-align="justify" fo:margin-top="0.0597in" fo:line-height="115%"/>
      <style:text-properties style:font-name="Times New Roman"/>
    </style:style>
    <style:style style:name="P44" style:parent-style-name="Standard" style:family="paragraph">
      <style:paragraph-properties fo:text-align="justify" fo:margin-top="0.0597in" fo:line-height="115%"/>
      <style:text-properties style:font-name="Times New Roman"/>
    </style:style>
    <style:style style:name="P45" style:parent-style-name="Heading3" style:family="paragraph">
      <style:text-properties style:font-name="Arial"/>
    </style:style>
    <style:style style:name="P46" style:parent-style-name="Standard" style:family="paragraph">
      <style:paragraph-properties fo:text-align="justify" fo:margin-top="0.0597in" fo:line-height="115%"/>
    </style:style>
    <style:style style:name="T47" style:parent-style-name="DefaultParagraphFont" style:family="text">
      <style:text-properties style:font-name="Times New Roman" fo:font-weight="bold" style:font-weight-asian="bold" style:font-weight-complex="bold"/>
    </style:style>
    <style:style style:name="T48" style:parent-style-name="DefaultParagraphFont" style:family="text">
      <style:text-properties style:font-name="Times New Roman" fo:font-weight="bold" style:font-weight-asian="bold" style:font-weight-complex="bold"/>
    </style:style>
    <style:style style:name="P49" style:parent-style-name="Standard" style:family="paragraph">
      <style:paragraph-properties fo:text-align="justify" fo:margin-top="0.0597in" fo:line-height="115%"/>
      <style:text-properties style:font-name="Times New Roman"/>
    </style:style>
    <style:style style:name="P50" style:parent-style-name="Standard" style:family="paragraph">
      <style:paragraph-properties fo:text-align="justify" fo:margin-top="0.0597in" fo:line-height="115%"/>
      <style:text-properties style:font-name="Times New Roman"/>
    </style:style>
    <style:style style:name="P51" style:parent-style-name="Standard" style:family="paragraph">
      <style:paragraph-properties fo:text-align="justify" fo:margin-top="0.0597in" fo:line-height="115%"/>
      <style:text-properties style:font-name="Times New Roman"/>
    </style:style>
    <style:style style:name="P52" style:parent-style-name="Standard" style:family="paragraph">
      <style:paragraph-properties fo:text-align="justify" fo:margin-top="0.0597in" fo:line-height="115%"/>
    </style:style>
    <style:style style:name="T53" style:parent-style-name="DefaultParagraphFont" style:family="text">
      <style:text-properties style:font-name="Times New Roman" fo:font-weight="bold" style:font-weight-asian="bold" style:font-weight-complex="bold"/>
    </style:style>
    <style:style style:name="P54" style:parent-style-name="Standard" style:family="paragraph">
      <style:paragraph-properties fo:text-align="justify" fo:margin-top="0.0597in" fo:line-height="115%"/>
      <style:text-properties style:font-name="Times New Roman"/>
    </style:style>
    <style:style style:name="P55" style:parent-style-name="Standard" style:family="paragraph">
      <style:paragraph-properties fo:text-align="justify" fo:margin-top="0.0597in" fo:line-height="115%"/>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P64" style:parent-style-name="Standard" style:family="paragraph">
      <style:paragraph-properties fo:text-align="justify" fo:margin-top="0.0597in" fo:line-height="115%"/>
      <style:text-properties style:font-name="Times New Roman"/>
    </style:style>
    <style:style style:name="P65" style:parent-style-name="Standard" style:family="paragraph">
      <style:paragraph-properties fo:text-align="justify" fo:margin-top="0.0597in" fo:line-height="115%"/>
      <style:text-properties style:font-name="Times New Roman"/>
    </style:style>
    <style:style style:name="P66" style:parent-style-name="Standard" style:family="paragraph">
      <style:paragraph-properties fo:text-align="justify" fo:margin-top="0.0597in" fo:line-height="115%"/>
      <style:text-properties style:font-name="Times New Roman"/>
    </style:style>
    <style:style style:name="P67" style:parent-style-name="Normal" style:family="paragraph">
      <style:paragraph-properties style:text-autospace="none" style:vertical-align="auto"/>
      <style:text-properties fo:hyphenate="true"/>
    </style:style>
    <style:style style:name="T68"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69"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70"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71" style:parent-style-name="Hyperlink" style:family="text">
      <style:text-properties style:font-name="Times New Roman" style:font-name-complex="Times New Roman" style:letter-kerning="false" fo:language="en" fo:country="IN" style:language-complex="ar" style:country-complex="SA"/>
    </style:style>
    <style:style style:name="T72" style:parent-style-name="DefaultParagraphFont" style:family="text">
      <style:text-properties style:font-name="Times New Roman" style:font-name-complex="Times New Roman" fo:color="#0563C2" style:letter-kerning="false" fo:language="en" fo:country="IN" style:language-complex="ar" style:country-complex="SA"/>
    </style:style>
    <style:style style:name="T73" style:parent-style-name="DefaultParagraphFont" style:family="text">
      <style:text-properties style:font-name="Times New Roman" style:font-name-complex="Times New Roman" style:letter-kerning="false" fo:language="en" fo:country="IN" style:language-complex="ar" style:country-complex="SA"/>
    </style:style>
    <style:style style:name="P74" style:parent-style-name="Standard" style:family="paragraph">
      <style:paragraph-properties fo:text-align="justify" fo:margin-top="0.0597in" fo:line-height="115%"/>
      <style:text-properties style:font-name="Times New Roman" style:font-name-complex="Times New Roman" fo:color="#000000" style:letter-kerning="false" fo:language="en" fo:country="IN" style:language-complex="ar" style:country-complex="SA"/>
    </style:style>
    <style:style style:name="P75" style:parent-style-name="Standard" style:family="paragraph">
      <style:paragraph-properties fo:text-align="justify" fo:margin-top="0.0597in" fo:line-height="115%"/>
    </style:style>
    <style:style style:name="T76"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77"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78"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79" style:parent-style-name="Hyperlink" style:family="text">
      <style:text-properties style:font-name="Times New Roman" style:font-name-complex="Times New Roman" style:letter-kerning="false" fo:language="en" fo:country="IN" style:language-complex="ar" style:country-complex="SA"/>
    </style:style>
    <style:style style:name="T80" style:parent-style-name="DefaultParagraphFont" style:family="text">
      <style:text-properties style:font-name="Times New Roman" style:font-name-complex="Times New Roman" fo:color="#0563C2" style:letter-kerning="false" fo:language="en" fo:country="IN" style:language-complex="ar" style:country-complex="SA"/>
    </style:style>
    <style:style style:name="T81" style:parent-style-name="DefaultParagraphFont" style:family="text">
      <style:text-properties style:font-name="Times New Roman" style:font-name-complex="Times New Roman" style:letter-kerning="false" fo:language="en" fo:country="IN" style:language-complex="ar" style:country-complex="SA"/>
    </style:style>
    <style:style style:name="P82" style:parent-style-name="Normal" style:family="paragraph">
      <style:paragraph-properties style:text-autospace="none" style:vertical-align="auto"/>
      <style:text-properties style:font-name="Times New Roman" style:font-name-complex="Times New Roman" fo:color="#000000" style:letter-kerning="false" fo:language="en" fo:country="IN" style:language-complex="ar" style:country-complex="SA" fo:hyphenate="true"/>
    </style:style>
    <style:style style:name="P83" style:parent-style-name="Normal" style:family="paragraph">
      <style:paragraph-properties style:text-autospace="none" style:vertical-align="auto"/>
      <style:text-properties fo:hyphenate="true"/>
    </style:style>
    <style:style style:name="T84"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85"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86"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87" style:parent-style-name="Hyperlink" style:family="text">
      <style:text-properties style:font-name="Times New Roman" style:font-name-complex="Times New Roman" style:letter-kerning="false" fo:language="en" fo:country="IN" style:language-complex="ar" style:country-complex="SA"/>
    </style:style>
    <style:style style:name="T88" style:parent-style-name="DefaultParagraphFont" style:family="text">
      <style:text-properties style:font-name="Times New Roman" style:font-name-complex="Times New Roman" fo:color="#0563C2" style:letter-kerning="false" fo:language="en" fo:country="IN" style:language-complex="ar" style:country-complex="SA"/>
    </style:style>
    <style:style style:name="T89" style:parent-style-name="DefaultParagraphFont" style:family="text">
      <style:text-properties style:font-name="Times New Roman" style:font-name-complex="Times New Roman" style:letter-kerning="false" fo:language="en" fo:country="IN" style:language-complex="ar" style:country-complex="SA"/>
    </style:style>
    <style:style style:name="P90" style:parent-style-name="Normal" style:family="paragraph">
      <style:paragraph-properties style:text-autospace="none" style:vertical-align="auto"/>
      <style:text-properties style:font-name="Times New Roman" style:font-name-complex="Times New Roman" fo:color="#000000" style:letter-kerning="false" fo:language="en" fo:country="IN" style:language-complex="ar" style:country-complex="SA" fo:hyphenate="true"/>
    </style:style>
    <style:style style:name="P91" style:parent-style-name="Normal" style:family="paragraph">
      <style:paragraph-properties style:text-autospace="none" style:vertical-align="auto"/>
      <style:text-properties fo:hyphenate="true"/>
    </style:style>
    <style:style style:name="T92"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93"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94"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95"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96" style:parent-style-name="Hyperlink" style:family="text">
      <style:text-properties style:font-name="Times New Roman" style:font-name-complex="Times New Roman" style:letter-kerning="false" fo:language="en" fo:country="IN" style:language-complex="ar" style:country-complex="SA"/>
    </style:style>
    <style:style style:name="T97" style:parent-style-name="DefaultParagraphFont" style:family="text">
      <style:text-properties style:font-name="Times New Roman" style:font-name-complex="Times New Roman" fo:color="#0563C2" style:letter-kerning="false" fo:language="en" fo:country="IN" style:language-complex="ar" style:country-complex="SA"/>
    </style:style>
    <style:style style:name="T98" style:parent-style-name="DefaultParagraphFont" style:family="text">
      <style:text-properties style:font-name="Times New Roman" style:font-name-complex="Times New Roman" style:letter-kerning="false" fo:language="en" fo:country="IN" style:language-complex="ar" style:country-complex="SA"/>
    </style:style>
    <style:style style:name="P99" style:parent-style-name="Standard" style:family="paragraph">
      <style:paragraph-properties fo:text-align="justify" fo:margin-top="0.0597in" fo:line-height="115%"/>
    </style:style>
    <style:style style:name="T100"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101"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102" style:parent-style-name="DefaultParagraphFont" style:family="text">
      <style:text-properties style:font-name="Times New Roman" style:font-name-complex="Times New Roman" fo:color="#000000" style:letter-kerning="false" fo:language="en" fo:country="IN" style:language-complex="ar" style:country-complex="SA"/>
    </style:style>
    <style:style style:name="T103" style:parent-style-name="Hyperlink" style:family="text">
      <style:text-properties style:font-name="Times New Roman" style:font-name-complex="Times New Roman" style:letter-kerning="false" fo:language="en" fo:country="IN" style:language-complex="ar" style:country-complex="SA"/>
    </style:style>
    <style:style style:name="T104" style:parent-style-name="DefaultParagraphFont" style:family="text">
      <style:text-properties style:font-name="Times New Roman" style:font-name-complex="Times New Roman" fo:color="#0563C2" style:letter-kerning="false" fo:language="en" fo:country="IN" style:language-complex="ar" style:country-complex="SA"/>
    </style:style>
    <style:style style:name="T105" style:parent-style-name="DefaultParagraphFont" style:family="text">
      <style:text-properties style:font-name="Times New Roman" style:font-name-complex="Times New Roman" style:letter-kerning="false" fo:language="en" fo:country="IN" style:language-complex="ar" style:country-complex="SA"/>
    </style:style>
    <style:style style:name="P106" style:parent-style-name="Standard" style:family="paragraph">
      <style:paragraph-properties fo:text-align="justify" fo:margin-top="0.0597in" fo:line-height="115%"/>
      <style:text-properties style:font-name="Times New Roman" fo:font-weight="bold" style:font-weight-asian="bold" style:font-weight-complex="bold" fo:font-size="16pt" style:font-size-asian="16pt" style:font-size-complex="16pt"/>
    </style:style>
    <style:style style:name="P107" style:parent-style-name="Standard" style:family="paragraph">
      <style:paragraph-properties fo:text-align="justify" fo:margin-top="0.0597in" fo:line-height="115%"/>
      <style:text-properties style:font-name="Times New Roman" fo:font-weight="bold" style:font-weight-asian="bold" style:font-weight-complex="bold" fo:font-size="16pt" style:font-size-asian="16pt" style:font-size-complex="16pt"/>
    </style:style>
    <style:style style:name="P108" style:parent-style-name="Heading2" style:family="paragraph">
      <style:text-properties style:font-name="Arial"/>
    </style:style>
    <style:style style:name="P109" style:parent-style-name="Heading3" style:family="paragraph">
      <style:text-properties style:font-name="Arial"/>
    </style:style>
    <style:style style:name="P110" style:parent-style-name="Standard" style:family="paragraph">
      <style:paragraph-properties fo:text-align="justify" fo:margin-top="0.0597in" fo:line-height="115%"/>
      <style:text-properties style:font-name="Times New Roman" style:font-name-complex="Tahoma"/>
    </style:style>
    <style:style style:name="P111" style:parent-style-name="Standard" style:family="paragraph">
      <style:paragraph-properties fo:text-align="justify" fo:margin-top="0.0597in" fo:line-height="115%"/>
      <style:text-properties style:font-name="Times New Roman" style:font-name-complex="Tahoma"/>
    </style:style>
    <style:style style:name="P112" style:parent-style-name="Standard" style:family="paragraph">
      <style:paragraph-properties fo:text-align="justify" fo:margin-top="0.0597in" fo:line-height="115%"/>
      <style:text-properties style:font-name="Times New Roman"/>
    </style:style>
    <style:style style:name="P113" style:parent-style-name="Heading3" style:family="paragraph">
      <style:text-properties style:font-name="Arial"/>
    </style:style>
    <style:style style:name="P114" style:parent-style-name="Standard" style:family="paragraph">
      <style:paragraph-properties fo:text-align="justify" fo:margin-top="0.0597in" fo:line-height="115%"/>
    </style:style>
    <style:style style:name="T115" style:parent-style-name="DefaultParagraphFont" style:family="text">
      <style:text-properties style:font-name="Times New Roman" style:font-name-complex="Tahoma"/>
    </style:style>
    <style:style style:name="T116" style:parent-style-name="DefaultParagraphFont" style:family="text">
      <style:text-properties style:font-name="Times New Roman" style:font-name-complex="Tahoma"/>
    </style:style>
    <style:style style:name="T117" style:parent-style-name="DefaultParagraphFont" style:family="text">
      <style:text-properties style:font-name="Times New Roman" style:font-name-complex="Tahoma"/>
    </style:style>
    <style:style style:name="P118" style:parent-style-name="Standard" style:family="paragraph">
      <style:paragraph-properties fo:text-align="justify" fo:margin-top="0.0597in" fo:line-height="115%"/>
      <style:text-properties style:font-name="Times New Roman" style:font-name-complex="Tahoma"/>
    </style:style>
    <style:style style:name="P119" style:parent-style-name="Heading3" style:family="paragraph">
      <style:text-properties style:font-name="Arial"/>
    </style:style>
    <style:style style:name="P120" style:parent-style-name="Standard" style:family="paragraph">
      <style:paragraph-properties fo:text-align="justify" fo:margin-top="0.0597in" fo:line-height="115%"/>
      <style:text-properties style:font-name="Times New Roman"/>
    </style:style>
    <style:style style:name="P121" style:parent-style-name="Standard" style:family="paragraph">
      <style:paragraph-properties fo:text-align="justify" fo:margin-top="0.0597in" fo:line-height="115%"/>
      <style:text-properties style:font-name="Times New Roman"/>
    </style:style>
    <style:style style:name="P122" style:parent-style-name="Standard" style:family="paragraph">
      <style:paragraph-properties fo:text-align="justify" fo:margin-top="0.0597in" fo:line-height="115%"/>
      <style:text-properties style:font-name="Times New Roman"/>
    </style:style>
    <style:style style:name="P123" style:parent-style-name="Standard" style:family="paragraph">
      <style:paragraph-properties fo:text-align="justify" fo:margin-top="0.0597in" fo:line-height="115%"/>
      <style:text-properties style:font-name="Times New Roman"/>
    </style:style>
    <style:style style:name="P124" style:parent-style-name="Standard" style:family="paragraph">
      <style:paragraph-properties fo:text-align="justify" fo:margin-top="0.0597in" fo:line-height="115%"/>
      <style:text-properties style:font-name="Times New Roman"/>
    </style:style>
    <style:style style:name="P125" style:parent-style-name="Standard" style:family="paragraph">
      <style:paragraph-properties fo:text-align="justify" fo:margin-top="0.0597in" fo:line-height="115%"/>
      <style:text-properties style:font-name="Times New Roman"/>
    </style:style>
    <style:style style:name="P126" style:parent-style-name="Heading3" style:family="paragraph">
      <style:text-properties style:font-name="Arial"/>
    </style:style>
    <style:style style:name="P127" style:parent-style-name="Standard" style:family="paragraph">
      <style:paragraph-properties fo:text-align="justify" fo:margin-top="0.0597in" fo:line-height="115%"/>
      <style:text-properties style:font-name="Times New Roman"/>
    </style:style>
    <style:style style:name="P128" style:parent-style-name="Standard" style:family="paragraph">
      <style:paragraph-properties fo:text-align="justify" fo:margin-top="0.0597in" fo:line-height="115%"/>
      <style:text-properties style:font-name="Times New Roman"/>
    </style:style>
    <style:style style:name="P129" style:parent-style-name="Standard" style:family="paragraph">
      <style:paragraph-properties fo:text-align="justify" fo:margin-top="0.0597in" fo:line-height="115%"/>
      <style:text-properties style:font-name="Times New Roman"/>
    </style:style>
    <style:style style:name="P130" style:parent-style-name="Standard" style:family="paragraph">
      <style:paragraph-properties fo:text-align="justify" fo:margin-top="0.0597in" fo:line-height="115%"/>
      <style:text-properties style:font-name="Times New Roman"/>
    </style:style>
    <style:style style:name="P131" style:parent-style-name="Standard" style:family="paragraph">
      <style:paragraph-properties fo:text-align="justify" fo:margin-top="0.0597in" fo:line-height="115%"/>
      <style:text-properties style:font-name="Times New Roman"/>
    </style:style>
    <style:style style:name="P132" style:parent-style-name="Heading3" style:family="paragraph">
      <style:text-properties style:font-name="Arial"/>
    </style:style>
    <style:style style:name="P133" style:parent-style-name="Standard" style:family="paragraph">
      <style:paragraph-properties fo:text-align="justify" fo:margin-top="0.0597in" fo:line-height="115%"/>
      <style:text-properties style:font-name="Times New Roman"/>
    </style:style>
    <style:style style:name="P134" style:parent-style-name="Standard" style:family="paragraph">
      <style:paragraph-properties fo:text-align="justify" fo:margin-top="0.0597in" fo:line-height="115%"/>
      <style:text-properties style:font-name="Times New Roman"/>
    </style:style>
    <style:style style:name="P135" style:parent-style-name="Heading3" style:family="paragraph">
      <style:text-properties style:font-name="Arial"/>
    </style:style>
    <style:style style:name="P136" style:parent-style-name="Standard" style:family="paragraph">
      <style:paragraph-properties fo:text-align="justify" fo:margin-top="0.0597in" fo:line-height="115%"/>
      <style:text-properties style:font-name="Arial"/>
    </style:style>
    <style:style style:name="P137" style:parent-style-name="Heading3" style:family="paragraph">
      <style:text-properties style:font-name="Arial"/>
    </style:style>
    <style:style style:name="P138" style:parent-style-name="Standard" style:family="paragraph">
      <style:paragraph-properties fo:text-align="justify" fo:margin-top="0.0597in" fo:line-height="115%"/>
      <style:text-properties style:font-name="Times New Roman"/>
    </style:style>
    <style:style style:name="P139" style:parent-style-name="Standard" style:family="paragraph">
      <style:paragraph-properties fo:text-align="justify" fo:margin-top="0.0597in" fo:line-height="115%"/>
      <style:text-properties style:font-name="Times New Roman"/>
    </style:style>
    <style:style style:name="P140" style:parent-style-name="Standard" style:family="paragraph">
      <style:paragraph-properties fo:text-align="justify" fo:margin-top="0.0597in" fo:line-height="115%"/>
      <style:text-properties style:font-name="Times New Roman"/>
    </style:style>
    <style:style style:name="P141" style:parent-style-name="Heading2" style:family="paragraph">
      <style:text-properties style:font-name="Arial"/>
    </style:style>
    <style:style style:name="P142" style:parent-style-name="Heading3" style:family="paragraph">
      <style:text-properties style:font-name="Arial"/>
    </style:style>
    <style:style style:name="P143" style:parent-style-name="Standard" style:family="paragraph">
      <style:paragraph-properties fo:text-align="justify" fo:margin-top="0.0597in" fo:line-height="115%"/>
      <style:text-properties style:font-name="Arial" fo:font-weight="bold" style:font-weight-asian="bold" style:font-weight-complex="bold" fo:font-size="14pt" style:font-size-asian="14pt" style:font-size-complex="14pt"/>
    </style:style>
    <style:style style:name="P144" style:parent-style-name="Heading3" style:family="paragraph">
      <style:text-properties style:font-name="Arial"/>
    </style:style>
    <style:style style:name="P145" style:parent-style-name="Standard" style:family="paragraph">
      <style:paragraph-properties fo:text-align="justify" fo:margin-top="0.0597in" fo:line-height="115%"/>
      <style:text-properties style:font-name="Arial" fo:font-weight="bold" style:font-weight-asian="bold" style:font-weight-complex="bold" fo:font-size="14pt" style:font-size-asian="14pt" style:font-size-complex="14pt"/>
    </style:style>
    <style:style style:name="P146" style:parent-style-name="Heading3" style:family="paragraph">
      <style:text-properties style:font-name="Arial"/>
    </style:style>
    <style:style style:name="P147" style:parent-style-name="Standard" style:family="paragraph">
      <style:paragraph-properties fo:text-align="justify" fo:margin-top="0.0597in" fo:line-height="115%"/>
      <style:text-properties style:font-name="Arial" fo:font-weight="bold" style:font-weight-asian="bold" style:font-weight-complex="bold" fo:font-size="14pt" style:font-size-asian="14pt" style:font-size-complex="14pt"/>
    </style:style>
    <style:style style:name="P148" style:parent-style-name="Heading3" style:family="paragraph">
      <style:text-properties style:font-name="Arial"/>
    </style:style>
    <style:style style:name="P149" style:parent-style-name="Standard" style:family="paragraph">
      <style:paragraph-properties fo:text-align="justify" fo:margin-top="0.0597in" fo:line-height="115%"/>
      <style:text-properties style:font-name="Arial" fo:font-weight="bold" style:font-weight-asian="bold" style:font-weight-complex="bold" fo:font-size="14pt" style:font-size-asian="14pt" style:font-size-complex="14pt"/>
    </style:style>
    <style:style style:name="P150" style:parent-style-name="Standard" style:family="paragraph">
      <style:paragraph-properties fo:text-align="justify" fo:margin-top="0.0597in" fo:line-height="115%"/>
      <style:text-properties style:font-name="Times New Roman" fo:font-weight="bold" style:font-weight-asian="bold" style:font-weight-complex="bold" fo:font-size="14pt" style:font-size-asian="14pt" style:font-size-complex="14pt"/>
    </style:style>
    <style:style style:name="P151" style:parent-style-name="Heading2" style:family="paragraph">
      <style:text-properties style:font-name="Arial" fo:font-size="16pt" style:font-size-asian="16pt" style:font-size-complex="15pt"/>
    </style:style>
    <style:style style:name="P152" style:parent-style-name="Standard" style:family="paragraph">
      <style:paragraph-properties fo:text-align="justify" fo:margin-top="0.0597in" fo:line-height="115%"/>
      <style:text-properties style:font-name="Times New Roman"/>
    </style:style>
    <style:style style:name="P153" style:parent-style-name="Standard" style:family="paragraph">
      <style:paragraph-properties fo:text-align="justify" fo:margin-top="0.0597in" fo:line-height="115%"/>
      <style:text-properties style:font-name="Times New Roman"/>
    </style:style>
    <style:style style:name="P154" style:parent-style-name="Standard" style:family="paragraph">
      <style:paragraph-properties fo:text-align="justify" fo:margin-top="0.0597in" fo:line-height="115%"/>
      <style:text-properties style:font-name="Times New Roman" fo:font-weight="bold" style:font-weight-asian="bold" style:font-weight-complex="bold" fo:font-size="14pt" style:font-size-asian="14pt" style:font-size-complex="13pt"/>
    </style:style>
    <style:style style:name="P155" style:parent-style-name="Standard" style:family="paragraph">
      <style:paragraph-properties fo:text-align="justify" fo:margin-top="0.0597in" fo:line-height="115%"/>
      <style:text-properties style:font-name="Times New Roman" fo:font-weight="bold" style:font-weight-asian="bold" style:font-weight-complex="bold" fo:font-size="14pt" style:font-size-asian="14pt" style:font-size-complex="13pt"/>
    </style:style>
    <style:style style:name="P156" style:parent-style-name="NormalWeb" style:family="paragraph">
      <style:paragraph-properties fo:margin-top="0.0416in" fo:margin-bottom="0in" fo:background-color="#FFFFFF"/>
    </style:style>
    <style:style style:name="T157" style:parent-style-name="Emphasis" style:family="text">
      <style:text-properties fo:font-weight="bold" style:font-weight-asian="bold" style:font-weight-complex="bold" fo:font-style="normal" style:font-style-asian="normal" style:font-style-complex="normal"/>
    </style:style>
    <style:style style:name="P158" style:parent-style-name="NormalWeb" style:family="paragraph">
      <style:paragraph-properties fo:margin-top="0.0416in" fo:margin-bottom="0in" fo:background-color="#FFFFFF"/>
    </style:style>
    <style:style style:name="T159" style:parent-style-name="Emphasis" style:family="text">
      <style:text-properties fo:font-weight="bold" style:font-weight-asian="bold" style:font-weight-complex="bold" fo:font-style="normal" style:font-style-asian="normal" style:font-style-complex="normal"/>
    </style:style>
    <style:style style:name="P160" style:parent-style-name="NormalWeb" style:family="paragraph">
      <style:paragraph-properties fo:margin-top="0.0416in" fo:margin-bottom="0in" fo:background-color="#FFFFFF"/>
    </style:style>
    <style:style style:name="P161" style:parent-style-name="NormalWeb" style:family="paragraph">
      <style:paragraph-properties fo:margin-top="0.0416in" fo:margin-bottom="0in" fo:background-color="#FFFFFF"/>
    </style:style>
    <style:style style:name="P162" style:parent-style-name="NormalWeb" style:family="paragraph">
      <style:paragraph-properties fo:margin-top="0.0416in" fo:margin-bottom="0in" fo:background-color="#FFFFFF"/>
    </style:style>
    <style:style style:name="P163" style:parent-style-name="Standard" style:family="paragraph">
      <style:paragraph-properties fo:text-align="justify" fo:margin-top="0.0597in" fo:line-height="115%"/>
      <style:text-properties style:font-name="Times New Roman" style:font-name-complex="Times New Roman" fo:font-weight="bold" style:font-weight-asian="bold" style:font-weight-complex="bold" fo:font-size="14pt" style:font-size-asian="14pt" style:font-size-complex="13pt"/>
    </style:style>
    <style:style style:name="P164" style:parent-style-name="NormalWeb" style:family="paragraph">
      <style:paragraph-properties fo:margin-top="0.0416in" fo:margin-bottom="0in" fo:background-color="#FFFFFF"/>
    </style:style>
    <style:style style:name="T165" style:parent-style-name="Emphasis" style:family="text">
      <style:text-properties fo:font-weight="bold" style:font-weight-asian="bold" style:font-weight-complex="bold" fo:font-style="normal" style:font-style-asian="normal" style:font-style-complex="normal"/>
    </style:style>
    <style:style style:name="P166" style:parent-style-name="NormalWeb" style:family="paragraph">
      <style:paragraph-properties fo:margin-top="0.0416in" fo:margin-bottom="0in" fo:margin-left="0.5in" fo:background-color="#FFFFFF">
        <style:tab-stops/>
      </style:paragraph-properties>
    </style:style>
    <style:style style:name="P167" style:parent-style-name="NormalWeb" style:family="paragraph">
      <style:paragraph-properties fo:margin-top="0.0416in" fo:margin-bottom="0in" fo:background-color="#FFFFFF"/>
    </style:style>
    <style:style style:name="T168" style:parent-style-name="Emphasis" style:family="text">
      <style:text-properties fo:font-weight="bold" style:font-weight-asian="bold" style:font-weight-complex="bold" fo:font-style="normal" style:font-style-asian="normal" style:font-style-complex="normal"/>
    </style:style>
    <style:style style:name="P169" style:parent-style-name="NormalWeb" style:family="paragraph">
      <style:paragraph-properties fo:margin-top="0.0416in" fo:margin-bottom="0in" fo:background-color="#FFFFFF"/>
    </style:style>
    <style:style style:name="P170" style:parent-style-name="NormalWeb" style:family="paragraph">
      <style:paragraph-properties fo:margin-top="0.0416in" fo:margin-bottom="0in" fo:margin-left="0.4923in" fo:background-color="#FFFFFF">
        <style:tab-stops/>
      </style:paragraph-properties>
    </style:style>
    <style:style style:name="P171" style:parent-style-name="NormalWeb" style:family="paragraph">
      <style:paragraph-properties fo:margin-top="0.0416in" fo:margin-bottom="0in" fo:background-color="#FFFFFF"/>
    </style:style>
    <style:style style:name="P172" style:parent-style-name="NormalWeb" style:family="paragraph">
      <style:paragraph-properties fo:margin-top="0.0416in" fo:margin-bottom="0in" fo:background-color="#FFFFFF"/>
    </style:style>
    <style:style style:name="P173" style:parent-style-name="NormalWeb" style:family="paragraph">
      <style:paragraph-properties fo:margin-top="0.0416in" fo:margin-bottom="0in" fo:background-color="#FFFFFF"/>
    </style:style>
    <style:style style:name="P174" style:parent-style-name="NormalWeb" style:family="paragraph">
      <style:paragraph-properties fo:margin-top="0.0416in" fo:margin-bottom="0in" fo:background-color="#FFFFFF"/>
    </style:style>
    <style:style style:name="P175" style:parent-style-name="NormalWeb" style:family="paragraph">
      <style:paragraph-properties fo:margin-top="0.0416in" fo:margin-bottom="0in" fo:margin-left="0.9923in" fo:background-color="#FFFFFF">
        <style:tab-stops/>
      </style:paragraph-properties>
    </style:style>
    <style:style style:name="P176" style:parent-style-name="NormalWeb" style:family="paragraph">
      <style:paragraph-properties fo:margin-top="0.0416in" fo:margin-bottom="0in" fo:background-color="#FFFFFF"/>
    </style:style>
    <style:style style:name="P177" style:parent-style-name="NormalWeb" style:family="paragraph">
      <style:paragraph-properties fo:margin-top="0.0416in" fo:margin-bottom="0in" fo:background-color="#FFFFFF"/>
    </style:style>
    <style:style style:name="T178" style:parent-style-name="Emphasis" style:family="text">
      <style:text-properties fo:font-weight="bold" style:font-weight-asian="bold" style:font-weight-complex="bold" fo:font-style="normal" style:font-style-asian="normal" style:font-style-complex="normal"/>
    </style:style>
    <style:style style:name="P179" style:parent-style-name="NormalWeb" style:family="paragraph">
      <style:paragraph-properties fo:margin-top="0.0416in" fo:margin-bottom="0in" fo:background-color="#FFFFFF"/>
    </style:style>
    <style:style style:name="T180" style:parent-style-name="Emphasis" style:family="text">
      <style:text-properties fo:font-weight="bold" style:font-weight-asian="bold" style:font-weight-complex="bold" fo:font-style="normal" style:font-style-asian="normal" style:font-style-complex="normal"/>
    </style:style>
    <style:style style:name="P181" style:parent-style-name="NormalWeb" style:family="paragraph">
      <style:paragraph-properties fo:margin-top="0.0416in" fo:margin-bottom="0in" fo:background-color="#FFFFFF"/>
    </style:style>
    <style:style style:name="P182" style:parent-style-name="NormalWeb" style:family="paragraph">
      <style:paragraph-properties fo:margin-top="0.0416in" fo:margin-bottom="0in" fo:background-color="#FFFFFF"/>
    </style:style>
    <style:style style:name="P183" style:parent-style-name="NormalWeb" style:family="paragraph">
      <style:paragraph-properties fo:margin-top="0.0416in" fo:margin-bottom="0in" fo:background-color="#FFFFFF"/>
    </style:style>
    <style:style style:name="P184" style:parent-style-name="NormalWeb" style:family="paragraph">
      <style:paragraph-properties fo:margin-top="0.0416in" fo:margin-bottom="0in" fo:background-color="#FFFFFF"/>
    </style:style>
    <style:style style:name="P185" style:parent-style-name="NormalWeb" style:family="paragraph">
      <style:paragraph-properties fo:margin-top="0.0416in" fo:margin-bottom="0in" fo:background-color="#FFFFFF"/>
    </style:style>
    <style:style style:name="T186" style:parent-style-name="Emphasis" style:family="text">
      <style:text-properties fo:font-weight="bold" style:font-weight-asian="bold" style:font-weight-complex="bold" fo:font-style="normal" style:font-style-asian="normal" style:font-style-complex="normal"/>
    </style:style>
    <style:style style:name="P187" style:parent-style-name="NormalWeb" style:family="paragraph">
      <style:paragraph-properties fo:margin-top="0.0416in" fo:margin-bottom="0in" fo:background-color="#FFFFFF"/>
    </style:style>
    <style:style style:name="T188" style:parent-style-name="Emphasis" style:family="text">
      <style:text-properties fo:font-weight="bold" style:font-weight-asian="bold" style:font-weight-complex="bold" fo:font-style="normal" style:font-style-asian="normal" style:font-style-complex="normal"/>
    </style:style>
    <style:style style:name="P189" style:parent-style-name="NormalWeb" style:family="paragraph">
      <style:paragraph-properties fo:margin-top="0.0416in" fo:margin-bottom="0in" fo:background-color="#FFFFFF"/>
    </style:style>
    <style:style style:name="P190" style:parent-style-name="NormalWeb" style:family="paragraph">
      <style:paragraph-properties fo:margin-top="0.0416in" fo:margin-bottom="0in" fo:background-color="#FFFFFF"/>
    </style:style>
    <style:style style:name="P191" style:parent-style-name="NormalWeb" style:family="paragraph">
      <style:paragraph-properties fo:margin-top="0.0416in" fo:margin-bottom="0in" fo:background-color="#FFFFFF"/>
    </style:style>
    <style:style style:name="P192" style:parent-style-name="NormalWeb" style:family="paragraph">
      <style:paragraph-properties fo:margin-top="0.0416in" fo:margin-bottom="0in" fo:background-color="#FFFFFF"/>
    </style:style>
    <style:style style:name="P193" style:parent-style-name="NormalWeb" style:family="paragraph">
      <style:paragraph-properties fo:margin-top="0.0416in" fo:margin-bottom="0in" fo:background-color="#FFFFFF"/>
    </style:style>
    <style:style style:name="T194" style:parent-style-name="Emphasis" style:family="text">
      <style:text-properties fo:font-weight="bold" style:font-weight-asian="bold" style:font-weight-complex="bold" fo:font-style="normal" style:font-style-asian="normal" style:font-style-complex="normal"/>
    </style:style>
    <style:style style:name="P195" style:parent-style-name="NormalWeb" style:family="paragraph">
      <style:paragraph-properties fo:margin-top="0.0416in" fo:margin-bottom="0in" fo:background-color="#FFFFFF"/>
    </style:style>
    <style:style style:name="T196" style:parent-style-name="Emphasis" style:family="text">
      <style:text-properties fo:font-weight="bold" style:font-weight-asian="bold" style:font-weight-complex="bold" fo:font-style="normal" style:font-style-asian="normal" style:font-style-complex="normal"/>
    </style:style>
    <style:style style:name="P197" style:parent-style-name="NormalWeb" style:family="paragraph">
      <style:paragraph-properties fo:margin-top="0.0416in" fo:margin-bottom="0in" fo:background-color="#FFFFFF"/>
    </style:style>
    <style:style style:name="P198" style:parent-style-name="NormalWeb" style:family="paragraph">
      <style:paragraph-properties fo:margin-top="0.0416in" fo:margin-bottom="0in" fo:background-color="#FFFFFF"/>
    </style:style>
    <style:style style:name="P199" style:parent-style-name="NormalWeb" style:family="paragraph">
      <style:paragraph-properties fo:margin-top="0.0416in" fo:margin-bottom="0in" fo:background-color="#FFFFFF"/>
    </style:style>
    <style:style style:name="P200" style:parent-style-name="NormalWeb" style:family="paragraph">
      <style:paragraph-properties fo:margin-top="0.0416in" fo:margin-bottom="0in" fo:background-color="#FFFFFF"/>
    </style:style>
    <style:style style:name="P201" style:parent-style-name="NormalWeb" style:family="paragraph">
      <style:paragraph-properties fo:margin-top="0.0416in" fo:margin-bottom="0in" fo:background-color="#FFFFFF"/>
    </style:style>
    <style:style style:name="P202" style:parent-style-name="Standard" style:family="paragraph">
      <style:paragraph-properties fo:text-align="justify" fo:margin-top="0.0597in" fo:line-height="115%"/>
      <style:text-properties style:font-name="Times New Roman" fo:font-weight="bold" style:font-weight-asian="bold" style:font-weight-complex="bold" fo:font-size="14pt" style:font-size-asian="14pt" style:font-size-complex="13pt"/>
    </style:style>
    <style:style style:name="P203" style:parent-style-name="Standard" style:family="paragraph">
      <style:paragraph-properties fo:text-align="justify" fo:margin-top="0.0597in" fo:line-height="115%"/>
      <style:text-properties style:font-name="Times New Roman" fo:font-weight="bold" style:font-weight-asian="bold" style:font-weight-complex="bold" fo:font-size="14pt" style:font-size-asian="14pt" style:font-size-complex="13pt"/>
    </style:style>
    <style:style style:name="P204" style:parent-style-name="Standard" style:family="paragraph">
      <style:paragraph-properties fo:text-align="justify" fo:margin-top="0.0597in" fo:line-height="115%"/>
      <style:text-properties style:font-name="Times New Roman" fo:font-weight="bold" style:font-weight-asian="bold" style:font-weight-complex="bold" fo:font-size="14pt" style:font-size-asian="14pt" style:font-size-complex="13pt"/>
    </style:style>
    <style:style style:name="P205" style:parent-style-name="Standard" style:family="paragraph">
      <style:paragraph-properties fo:text-align="justify" fo:margin-top="0.0597in" fo:line-height="115%"/>
      <style:text-properties style:font-name="Times New Roman" fo:font-weight="bold" style:font-weight-asian="bold" style:font-weight-complex="bold" fo:font-size="14pt" style:font-size-asian="14pt" style:font-size-complex="13pt"/>
    </style:style>
    <style:style style:name="P206" style:parent-style-name="Standard" style:family="paragraph">
      <style:paragraph-properties fo:text-align="justify" fo:margin-top="0.0597in" fo:line-height="115%"/>
      <style:text-properties style:font-name="Times New Roman" style:font-name-complex="Times New Roman"/>
    </style:style>
    <style:style style:name="P207" style:parent-style-name="Standard" style:family="paragraph">
      <style:paragraph-properties fo:text-align="justify" fo:margin-top="0.0597in" fo:line-height="115%"/>
      <style:text-properties style:font-name="Times New Roman" style:font-name-complex="Times New Roman"/>
    </style:style>
    <style:style style:name="P208" style:parent-style-name="Standard" style:family="paragraph">
      <style:paragraph-properties fo:text-align="justify" fo:margin-top="0.0597in" fo:line-height="115%"/>
      <style:text-properties style:font-name="Times New Roman" style:font-name-complex="Times New Roman" fo:font-weight="bold" style:font-weight-asian="bold" style:font-weight-complex="bold" fo:font-size="14pt" style:font-size-asian="14pt" style:font-size-complex="14pt"/>
    </style:style>
    <style:style style:name="P209" style:parent-style-name="Standard" style:family="paragraph">
      <style:paragraph-properties fo:text-align="justify" fo:margin-top="0.0597in" fo:line-height="115%"/>
      <style:text-properties style:font-name="Times New Roman" style:font-name-complex="Times New Roman"/>
    </style:style>
    <style:style style:name="P210" style:parent-style-name="Standard" style:family="paragraph">
      <style:paragraph-properties fo:text-align="justify" fo:margin-top="0.0597in" fo:line-height="115%"/>
      <style:text-properties style:font-name="Times New Roman" style:font-name-complex="Times New Roman"/>
    </style:style>
    <style:style style:name="P211" style:parent-style-name="Standard" style:family="paragraph">
      <style:paragraph-properties fo:text-align="justify" fo:margin-top="0.0597in" fo:line-height="115%"/>
      <style:text-properties style:font-name="Times New Roman" style:font-name-complex="Times New Roman" fo:font-weight="bold" style:font-weight-asian="bold" style:font-weight-complex="bold" fo:font-size="14pt" style:font-size-asian="14pt" style:font-size-complex="14pt"/>
    </style:style>
    <style:style style:name="P212" style:parent-style-name="Standard" style:family="paragraph">
      <style:paragraph-properties fo:text-align="justify" fo:margin-top="0.0597in" fo:line-height="115%"/>
      <style:text-properties style:font-name="Times New Roman" style:font-name-complex="Times New Roman"/>
    </style:style>
    <style:style style:name="P213" style:parent-style-name="Standard" style:family="paragraph">
      <style:paragraph-properties fo:text-align="justify" fo:margin-top="0.0597in" fo:line-height="115%"/>
      <style:text-properties style:font-name="Times New Roman" style:font-name-complex="Times New Roman"/>
    </style:style>
    <style:style style:name="P214" style:parent-style-name="Standard" style:family="paragraph">
      <style:paragraph-properties fo:text-align="justify" fo:margin-top="0.0597in" fo:line-height="115%"/>
      <style:text-properties style:font-name="Times New Roman" style:font-name-complex="Times New Roman" fo:font-weight="bold" style:font-weight-asian="bold" style:font-weight-complex="bold" fo:font-size="14pt" style:font-size-asian="14pt" style:font-size-complex="14pt"/>
    </style:style>
    <style:style style:name="P215" style:parent-style-name="Normal" style:family="paragraph">
      <style:paragraph-properties style:vertical-align="auto" fo:background-color="#FFFFFF"/>
      <style:text-properties style:font-name="Times New Roman" style:font-name-asian="Times New Roman" style:font-name-complex="Times New Roman" style:letter-kerning="false" fo:language="en" fo:country="IN" style:language-asian="en" style:country-asian="IN" style:language-complex="ar" style:country-complex="SA" fo:hyphenate="true"/>
    </style:style>
    <style:style style:name="P216" style:parent-style-name="Standard" style:family="paragraph">
      <style:paragraph-properties fo:text-align="justify" fo:margin-top="0.0597in" fo:line-height="115%"/>
      <style:text-properties style:font-name="Times New Roman" style:font-name-complex="Times New Roman"/>
    </style:style>
    <style:style style:name="P217" style:parent-style-name="Standard" style:family="paragraph">
      <style:paragraph-properties fo:text-align="justify" fo:margin-top="0.0597in" fo:line-height="115%"/>
      <style:text-properties style:font-name="Times New Roman" style:font-name-complex="Times New Roman"/>
    </style:style>
    <style:style style:name="P218" style:parent-style-name="Standard" style:family="paragraph">
      <style:paragraph-properties fo:text-align="justify" fo:margin-top="0.0597in" fo:line-height="115%"/>
      <style:text-properties style:font-name="Times New Roman" style:font-name-complex="Times New Roman"/>
    </style:style>
    <style:style style:name="P219" style:parent-style-name="Standard" style:family="paragraph">
      <style:paragraph-properties fo:text-align="justify" fo:margin-top="0.0597in" fo:line-height="115%"/>
      <style:text-properties style:font-name="Times New Roman" style:font-name-complex="Times New Roman"/>
    </style:style>
    <style:style style:name="P220" style:parent-style-name="Standard" style:family="paragraph">
      <style:paragraph-properties fo:text-align="justify" fo:margin-top="0.0597in" fo:line-height="115%"/>
      <style:text-properties style:font-name="Times New Roman" fo:font-weight="bold" style:font-weight-asian="bold" style:font-weight-complex="bold" fo:font-size="14pt" style:font-size-asian="14pt" style:font-size-complex="13pt"/>
    </style:style>
    <style:style style:name="P221" style:parent-style-name="Standard" style:family="paragraph">
      <style:paragraph-properties fo:text-align="justify" fo:margin-top="0.0597in" fo:line-height="115%"/>
      <style:text-properties style:font-name="Times New Roman" fo:font-weight="bold" style:font-weight-asian="bold" style:font-weight-complex="bold" fo:font-size="14pt" style:font-size-asian="14pt" style:font-size-complex="13pt"/>
    </style:style>
  </office:automatic-styles>
  <office:body>
    <office:text text:use-soft-page-breaks="true">
      <text:p text:style-name="P1">Software Requirements Specification</text:p>
      <text:p text:style-name="P4"><text:span text:style-name="T5">for</text:span></text:p>
      <text:p text:style-name="Title">COVISAFE</text:p>
      <text:p text:style-name="ByLine">Version --- approved</text:p>
      <text:p text:style-name="ByLine">Prepared by CuriousBots</text:p>
      <text:p text:style-name="ByLine">CSE8</text:p>
      <text:p text:style-name="P6"><text:span text:style-name="T7">24-02-2022</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Table of Contents</text:p>
          <text:p text:style-name="Contents2"><text:a xlink:href="#__RefHeading___Toc1030_1993021822" office:target-frame-name="_top" xlink:show="replace">1. Introduction<text:tab/>3</text:a></text:p>
          <text:p text:style-name="Contents3"><text:a xlink:href="#__RefHeading___Toc1032_1993021822" office:target-frame-name="_top" xlink:show="replace">1.1 Purpose<text:tab/>3</text:a></text:p>
          <text:p text:style-name="Contents3"><text:a xlink:href="#__RefHeading___Toc1034_1993021822" office:target-frame-name="_top" xlink:show="replace">1.2 Document Conventions<text:tab/>3</text:a></text:p>
          <text:p text:style-name="Contents3"><text:a xlink:href="#__RefHeading___Toc1036_1993021822" office:target-frame-name="_top" xlink:show="replace">1.3 Intended Audience and Reading Suggestions<text:tab/>3</text:a></text:p>
          <text:p text:style-name="Contents3"><text:a xlink:href="#__RefHeading___Toc1038_1993021822" office:target-frame-name="_top" xlink:show="replace">1.4 Product Specifications<text:tab/>3</text:a></text:p>
          <text:p text:style-name="Contents3"><text:a xlink:href="#__RefHeading___Toc1040_1993021822" office:target-frame-name="_top" xlink:show="replace">1.5 Product Scope<text:tab/>4</text:a></text:p>
          <text:p text:style-name="Contents3"><text:a xlink:href="#__RefHeading___Toc1042_1993021822" office:target-frame-name="_top" xlink:show="replace">1.6 References<text:tab/>4</text:a></text:p>
          <text:p text:style-name="Contents2"><text:a xlink:href="#__RefHeading___Toc1044_1993021822" office:target-frame-name="_top" xlink:show="replace">2. Overall Description<text:tab/>4</text:a></text:p>
          <text:p text:style-name="Contents3"><text:a xlink:href="#__RefHeading___Toc1046_1993021822" office:target-frame-name="_top" xlink:show="replace">2.1 Product Perspective<text:tab/>4</text:a></text:p>
          <text:p text:style-name="Contents3"><text:a xlink:href="#__RefHeading___Toc1052_1993021822" office:target-frame-name="_top" xlink:show="replace">2.2 Product Functions<text:tab/>5</text:a></text:p>
          <text:p text:style-name="Contents3"><text:a xlink:href="#__RefHeading___Toc1054_1993021822" office:target-frame-name="_top" xlink:show="replace">2.3 User Classes and Characteristics<text:tab/>5</text:a></text:p>
          <text:p text:style-name="Contents3"><text:a xlink:href="#__RefHeading___Toc1056_1993021822" office:target-frame-name="_top" xlink:show="replace">2.4 Operating Environment<text:tab/>5</text:a></text:p>
          <text:p text:style-name="Contents3"><text:a xlink:href="#__RefHeading___Toc1058_1993021822" office:target-frame-name="_top" xlink:show="replace">2.5 Design and Implementation Constraints<text:tab/>5</text:a></text:p>
          <text:p text:style-name="Contents3"><text:a xlink:href="#__RefHeading___Toc1060_1993021822" office:target-frame-name="_top" xlink:show="replace">2.6 User Documentation<text:tab/>6</text:a></text:p>
          <text:p text:style-name="Contents3"><text:a xlink:href="#__RefHeading___Toc1062_1993021822" office:target-frame-name="_top" xlink:show="replace">2.7 Assumptions and Dependencies<text:tab/>6</text:a></text:p>
          <text:p text:style-name="Contents2"><text:a xlink:href="#__RefHeading___Toc1048_1993021822" office:target-frame-name="_top" xlink:show="replace">3. External Interface Requirements<text:tab/>6</text:a></text:p>
          <text:p text:style-name="Contents3"><text:a xlink:href="#__RefHeading___Toc1064_1993021822" office:target-frame-name="_top" xlink:show="replace">3.1 User Interfaces<text:tab/>6</text:a></text:p>
          <text:p text:style-name="Contents3"><text:a xlink:href="#__RefHeading___Toc1066_1993021822" office:target-frame-name="_top" xlink:show="replace">3.2 Hardware Interfaces<text:tab/>6</text:a></text:p>
          <text:p text:style-name="Contents3"><text:a xlink:href="#__RefHeading___Toc1068_1993021822" office:target-frame-name="_top" xlink:show="replace">3.3 Software Interfaces<text:tab/>6</text:a></text:p>
          <text:p text:style-name="Contents3"><text:a xlink:href="#__RefHeading___Toc1070_1993021822" office:target-frame-name="_top" xlink:show="replace">3.4 Communications Interfaces<text:tab/>6</text:a></text:p>
          <text:p text:style-name="Contents2"><text:a xlink:href="#__RefHeading___Toc1050_1993021822" office:target-frame-name="_top" xlink:show="replace">4. System Features<text:tab/>6</text:a></text:p>
          <text:p text:style-name="Contents3"><text:a xlink:href="#__RefHeading___Toc1064_1993021822" office:target-frame-name="_top" xlink:show="replace"><text:span text:style-name="T9">4</text:span>.1<text:s/><text:span text:style-name="T10">Functional Requirements</text:span><text:tab/>6</text:a></text:p>
          <text:p text:style-name="Contents3"><text:a xlink:href="#__RefHeading___Toc1064_1993021822" office:target-frame-name="_top" xlink:show="replace"><text:span text:style-name="T11">4.2 Non Functional Requirements</text:span><text:tab/>6</text:a></text:p>
          <text:p text:style-name="Contents2"/>
        </text:index-body>
      </text:table-of-content>
      <text:h text:style-name="Heading2" text:outline-level="2"/>
      <text:h text:style-name="P12" text:outline-level="2"><text:bookmark-start text:name="__RefHeading___Toc1030_1993021822"/><text:soft-page-break/><text:span text:style-name="T13">1. Introduction</text:span><text:bookmark-end text:name="__RefHeading___Toc1030_1993021822"/></text:h>
      <text:h text:style-name="P14" text:outline-level="3"><text:bookmark-start text:name="__RefHeading___Toc1032_1993021822"/>1.1 Purpose<text:bookmark-end text:name="__RefHeading___Toc1032_1993021822"/></text:h>
      <text:p text:style-name="P15">This SRS document aims to present a detailed description of our product COVISAFE, which aims at tracking, controlling and managing the campus situations in times of the pandemic. The finally delivered product is version --- of our initial software. This software is intended to manage healthcare facilities prevailing in the college campus.</text:p>
      <text:p text:style-name="P16"/>
      <text:h text:style-name="P17" text:outline-level="3"><text:bookmark-start text:name="__RefHeading___Toc1034_1993021822"/>1.2 Document Conventions<text:bookmark-end text:name="__RefHeading___Toc1034_1993021822"/></text:h>
      <text:p text:style-name="P18">This Document was created based on the IEEE template for System Requirement</text:p>
      <text:p text:style-name="P19">Specification Documents.</text:p>
      <text:p text:style-name="P20">The typographical conventions that were followed while writing this SRS document are as follows:</text:p>
      <text:p text:style-name="P21">Font size: 12</text:p>
      <text:p text:style-name="P22">Font Face: Times New Roman</text:p>
      <text:p text:style-name="P23">Line Spacing: 1.5</text:p>
      <text:p text:style-name="P24">After Space: 6</text:p>
      <text:p text:style-name="P25">Before Space: 0</text:p>
      <text:p text:style-name="P26">Margin: 1 inch</text:p>
      <text:p text:style-name="P27">Alignment: Justified</text:p>
      <text:p text:style-name="P28"/>
      <text:h text:style-name="P29" text:outline-level="3"><text:bookmark-start text:name="__RefHeading___Toc1036_1993021822"/>1.3 Intended Audience and Reading Suggestions<text:bookmark-end text:name="__RefHeading___Toc1036_1993021822"/></text:h>
      <text:list text:style-name="LFO1" text:continue-numbering="true">
        <text:list-item>
          <text:p text:style-name="P30">Typical Users, such as<text:s/>students inside the college campus, who need help with their health-related issues during the times of pandemic.</text:p>
        </text:list-item>
        <text:list-item>
          <text:p text:style-name="P31"><text:s/>College Management authorities and hostel caretakers who want systematic solutions in those times.</text:p>
        </text:list-item>
      </text:list>
      <text:p text:style-name="P32"/>
      <text:h text:style-name="P33" text:outline-level="3"><text:bookmark-start text:name="__RefHeading___Toc1038_1993021822"/>1.4 Product Specifications<text:bookmark-end text:name="__RefHeading___Toc1038_1993021822"/></text:h>
      <text:list text:style-name="LFO2" text:continue-numbering="true">
        <text:list-item>
          <text:p text:style-name="P34">Database Server</text:p>
        </text:list-item>
        <text:list-item>
          <text:p text:style-name="P35">Medical Record</text:p>
        </text:list-item>
        <text:list-item>
          <text:p text:style-name="P36">Advisory Portal</text:p>
        </text:list-item>
        <text:list-item>
          <text:p text:style-name="P37">Online Appointment</text:p>
        </text:list-item>
      </text:list>
      <text:p text:style-name="P38"/>
      <text:h text:style-name="P39" text:outline-level="3"><text:bookmark-start text:name="__RefHeading___Toc1040_1993021822"/><text:soft-page-break/>1.5 Product Scope<text:bookmark-end text:name="__RefHeading___Toc1040_1993021822"/></text:h>
      <text:p text:style-name="P40">‘COVISAFE’ is a software that providing these services inside the campus.</text:p>
      <text:p text:style-name="P41">and keeps the track of all the positive students in that area. In this, students would be able to contact to health authorities in case of any medical emergency and also maintains the central repository (database server).</text:p>
      <text:p text:style-name="P42"/>
      <text:p text:style-name="P43">Both the students and authorities can login through their credentials and can access the facilities provided.</text:p>
      <text:p text:style-name="P44"/>
      <text:h text:style-name="P45" text:outline-level="3"><text:bookmark-start text:name="__RefHeading___Toc1042_1993021822"/>1.6 References<text:bookmark-end text:name="__RefHeading___Toc1042_1993021822"/></text:h>
      <text:p text:style-name="P46"><text:span text:style-name="T47">Electronic Docum</text:span><text:span text:style-name="T48">ents</text:span></text:p>
      <text:p text:style-name="P49">E-book</text:p>
      <text:p text:style-name="P50">[1]<text:tab/>Pressman S. R. and Maxim R. B., Software Engineering, A Practitioner’s Approach, 7th<text:s/><text:tab/>Edition, McGraw Hill International, 2015. Available: Library Genesis</text:p>
      <text:p text:style-name="P51"/>
      <text:p text:style-name="P52"><text:span text:style-name="T53">Internet Documents</text:span></text:p>
      <text:p text:style-name="P54">Professional Internet Site</text:p>
      <text:p text:style-name="P55"><text:span text:style-name="T56">[2]</text:span><text:span text:style-name="T57"><text:tab/>Institute of Electrical and<text:s/></text:span><text:span text:style-name="T58">Electronics Engineers, “IEEE Template for System<text:s/></text:span><text:span text:style-name="T59"><text:tab/>Requirement Specification Documents”. [Online]. Available:<text:s/></text:span><text:span text:style-name="T60"><text:tab/></text:span><text:a xlink:href="https://web.cs.dal.ca/~hawkey/3130/srs_template-ieee.doc" office:target-frame-name="_top" xlink:show="replace"><text:span text:style-name="T61">https://web.cs.dal.ca/~hawkey/3130/srs_template-ieee.doc</text:span></text:a><text:span text:style-name="T62"><text:s/>[Accessed: Feb.</text:span><text:span text:style-name="T63"><text:s/>27, 2022]</text:span></text:p>
      <text:p text:style-name="P64"/>
      <text:p text:style-name="P65">[3] Diagramming and documentation tool, “Creately”. [Online]. Available:<text:s/><text:tab/>https://creately.com/<text:s/>[Accessed: Mar. 23, 2022] <text:s/></text:p>
      <text:p text:style-name="P66"/>
      <text:p text:style-name="P67"><text:span text:style-name="T68">[4] ER Diagram Tutorial,</text:span><text:span text:style-name="T69"><text:s/></text:span><text:span text:style-name="T70"><text:s/>”er diagrams representation” <text:s/>[online] :<text:s/></text:span><text:a xlink:href="https://www.tutorialspoint.com/dbms/er_diagram_representation.htm" office:target-frame-name="_top" xlink:show="replace"><text:span text:style-name="T71">https://www.tutorialspoint.com/dbms/er_diagram_representation.htm</text:span></text:a><text:span text:style-name="T72"><text:s text:c="3"/></text:span><text:span text:style-name="T73">[accessed : Mar. 23,2022]</text:span></text:p>
      <text:p text:style-name="P74"/>
      <text:p text:style-name="P75"><text:span text:style-name="T76">[5] Requirement Engineering</text:span><text:span text:style-name="T77"><text:s/>[online]</text:span><text:span text:style-name="T78">:<text:s/></text:span><text:a xlink:href="http://morse.inf.unideb.hu/valseg/gybitt/07/ch02.html" office:target-frame-name="_top" xlink:show="replace"><text:span text:style-name="T79">http://morse.inf.unideb.hu/valseg/gybitt/07/ch02.html</text:span></text:a><text:span text:style-name="T80"><text:s/></text:span><text:span text:style-name="T81">[accessed : Mar. 23,2022]</text:span></text:p>
      <text:p text:style-name="P82"/>
      <text:p text:style-name="P83"><text:span text:style-name="T84">[6] Case Study</text:span><text:span text:style-name="T85"><text:s/>[online]</text:span><text:span text:style-name="T86">:<text:s/></text:span><text:a xlink:href="https://www.scribd.com/doc/27927992/Hotel-Management-Case-Study" office:target-frame-name="_top" xlink:show="replace"><text:span text:style-name="T87">https://www.scribd.com/doc/27927992/Hotel-Management-Case-Study</text:span></text:a><text:span text:style-name="T88"><text:s/></text:span><text:span text:style-name="T89">[accessed : Mar. 23,2022]</text:span></text:p>
      <text:p text:style-name="P90"/>
      <text:p text:style-name="P91"><text:span text:style-name="T92">[7] Data Flow Diagram</text:span><text:span text:style-name="T93"><text:s/></text:span><text:span text:style-name="T94">[online] :</text:span><text:span text:style-name="T95"><text:s/></text:span><text:a xlink:href="http://myyee.tripod.com/cs457/dfd.html" office:target-frame-name="_top" xlink:show="replace"><text:span text:style-name="T96">http://myyee.tripod.com/cs457/dfd.html</text:span></text:a><text:span text:style-name="T97"><text:s/></text:span><text:span text:style-name="T98">[accessed : Mar. 23,2022]</text:span></text:p>
      <text:soft-page-break/>
      <text:p text:style-name="P99"><text:span text:style-name="T100">[8] Requirement Engineering</text:span><text:span text:style-name="T101"><text:s/>[online]</text:span><text:span text:style-name="T102">:<text:s/></text:span><text:a xlink:href="https://en.wikipedia.org/wiki/Requirements_engineering" office:target-frame-name="_top" xlink:show="replace"><text:span text:style-name="T103">https://en.wikipedia.org/wiki/Requirements_engineering</text:span></text:a><text:span text:style-name="T104"><text:s/></text:span><text:span text:style-name="T105">[accessed : Mar. 23,2022]</text:span></text:p>
      <text:p text:style-name="P106"/>
      <text:p text:style-name="P107"/>
      <text:h text:style-name="P108" text:outline-level="2"><text:bookmark-start text:name="__RefHeading___Toc1044_1993021822"/>2. Overall Description<text:bookmark-end text:name="__RefHeading___Toc1044_1993021822"/></text:h>
      <text:h text:style-name="P109" text:outline-level="3"><text:bookmark-start text:name="__RefHeading___Toc1046_1993021822"/>2.1 Product Perspective<text:bookmark-end text:name="__RefHeading___Toc1046_1993021822"/></text:h>
      <text:p text:style-name="P110">The government authorized similar area projects such as ‘Aarogya Setu’ aims to track the record of all the infected people in the whole country and no such health advisory portal is<text:s/>present;</text:p>
      <text:p text:style-name="P111">The project targets the local restricted area (for example a campus or town) which provides more efficient data and caters the needs of the infected.</text:p>
      <text:p text:style-name="P112"/>
      <text:h text:style-name="P113" text:outline-level="3"><text:bookmark-start text:name="__RefHeading___Toc1052_1993021822"/>2.2 Product Functions<text:bookmark-end text:name="__RefHeading___Toc1052_1993021822"/></text:h>
      <text:p text:style-name="P114"><text:span text:style-name="T115">Covisafe keeps track of all the covid positive students and faculty member</text:span><text:span text:style-name="T116">s in the campus and caters to the needs and necessities of all quarantined and isolated people. It has also been equipped to provide emergency medical help in case a patient falls seriously ill. Also, Covisafe serves as a health advisory portal for raising</text:span><text:span text:style-name="T117"><text:s/>awareness about the transmission, symptoms and care that needs to be facilitated to the patients. Online consultations and appointments with healthcare workers can also be booked through the app.</text:span></text:p>
      <text:p text:style-name="P118"/>
      <text:h text:style-name="P119" text:outline-level="3"><text:bookmark-start text:name="__RefHeading___Toc1054_1993021822"/>2.3 User Classes and Characteristics<text:bookmark-end text:name="__RefHeading___Toc1054_1993021822"/></text:h>
      <text:p text:style-name="P120">Typical Users, such as students of Thapar, who want to use Covisafe for inquiring about the number of positive cases on campus.</text:p>
      <text:p text:style-name="P121">Users, unwell or covid positive who want to use Covisafe for requesting medical help or essential items from campus shops while being quarantined.</text:p>
      <text:p text:style-name="P122">Professional Users, such as medical staff, who want to use Covisafe for providing emergency medical help or setting up appointments, consultations.</text:p>
      <text:p text:style-name="P123">Programmers who are interested in working on the project by further developing it</text:p>
      <text:p text:style-name="P124">or fix existing bugs.</text:p>
      <text:p text:style-name="P125"/>
      <text:h text:style-name="P126" text:outline-level="3"><text:bookmark-start text:name="__RefHeading___Toc1056_1993021822"/>2.4 Operating Environment<text:bookmark-end text:name="__RefHeading___Toc1056_1993021822"/></text:h>
      <text:p text:style-name="P127">Firefox<text:s/>80</text:p>
      <text:p text:style-name="P128">Google Chrome</text:p>
      <text:p text:style-name="P129">Safari</text:p>
      <text:soft-page-break/>
      <text:p text:style-name="P130">and other web browsers</text:p>
      <text:p text:style-name="P131"/>
      <text:h text:style-name="P132" text:outline-level="3"><text:bookmark-start text:name="__RefHeading___Toc1058_1993021822"/>2.5 Design and Implementation Constraints<text:bookmark-end text:name="__RefHeading___Toc1058_1993021822"/></text:h>
      <text:p text:style-name="P133">Covisafe developed in java , C++ and python.</text:p>
      <text:p text:style-name="P134"/>
      <text:h text:style-name="P135" text:outline-level="3"><text:bookmark-start text:name="__RefHeading___Toc1060_1993021822"/>2.6 User Documentation<text:bookmark-end text:name="__RefHeading___Toc1060_1993021822"/></text:h>
      <text:p text:style-name="P136"/>
      <text:h text:style-name="P137" text:outline-level="3"><text:bookmark-start text:name="__RefHeading___Toc1062_1993021822"/>2.7 Assumptions and Dependencies<text:bookmark-end text:name="__RefHeading___Toc1062_1993021822"/></text:h>
      <text:p text:style-name="P138">User must have updated<text:s/>version of Firefox, Google Chrome, or Safari browser.</text:p>
      <text:p text:style-name="P139"/>
      <text:p text:style-name="P140"/>
      <text:h text:style-name="P141" text:outline-level="2"><text:bookmark-start text:name="__RefHeading___Toc1048_1993021822"/>3. External Interface Requirements<text:bookmark-end text:name="__RefHeading___Toc1048_1993021822"/></text:h>
      <text:h text:style-name="P142" text:outline-level="3"><text:bookmark-start text:name="__RefHeading___Toc1064_1993021822"/>3.1 User Interfaces<text:bookmark-end text:name="__RefHeading___Toc1064_1993021822"/></text:h>
      <text:p text:style-name="P143"/>
      <text:h text:style-name="P144" text:outline-level="3"><text:bookmark-start text:name="__RefHeading___Toc1066_1993021822"/>3.2 Hardware Interfaces<text:bookmark-end text:name="__RefHeading___Toc1066_1993021822"/></text:h>
      <text:p text:style-name="P145"/>
      <text:h text:style-name="P146" text:outline-level="3"><text:bookmark-start text:name="__RefHeading___Toc1068_1993021822"/>3.3 Software Interfaces<text:bookmark-end text:name="__RefHeading___Toc1068_1993021822"/></text:h>
      <text:p text:style-name="P147"/>
      <text:h text:style-name="P148" text:outline-level="3"><text:bookmark-start text:name="__RefHeading___Toc1070_1993021822"/>3.4 Communications Interfaces<text:bookmark-end text:name="__RefHeading___Toc1070_1993021822"/></text:h>
      <text:p text:style-name="P149"/>
      <text:p text:style-name="P150"/>
      <text:h text:style-name="P151" text:outline-level="2"><text:bookmark-start text:name="__RefHeading___Toc1050_1993021822"/>4. System Features<text:bookmark-end text:name="__RefHeading___Toc1050_1993021822"/></text:h>
      <text:p text:style-name="P152">This section demonstrates Covisafe’s most<text:s/>prominent features and explains how they can be used and the results they will give back to the user.</text:p>
      <text:p text:style-name="P153"/>
      <text:p text:style-name="P154">Functional Requirements:</text:p>
      <text:p text:style-name="P155"/>
      <text:list text:style-name="LFO5" text:continue-numbering="true">
        <text:list-item>
          <text:p text:style-name="P156"><text:span text:style-name="T157">User story</text:span>: As an existing user, I want to be able to log into my account.</text:p>
        </text:list-item>
        <text:list-item>
          <text:p text:style-name="P158"><text:span text:style-name="T159">Functional requirements</text:span>:</text:p>
        </text:list-item>
      </text:list>
      <text:soft-page-break/>
      <text:list text:style-name="LFO4" text:continue-numbering="true">
        <text:list-item>
          <text:p text:style-name="P160">The system must allow users to log into their account by entering their email and password.</text:p>
        </text:list-item>
        <text:list-item>
          <text:p text:style-name="P161">The system must allow users to log in with their Google accounts.</text:p>
        </text:list-item>
        <text:list-item>
          <text:p text:style-name="P162">The system must allow users to reset their password by clicking on "I forgot my password" and receiving a link to their verified email address.</text:p>
        </text:list-item>
      </text:list>
      <text:p text:style-name="P163"/>
      <text:list text:style-name="LFO5" text:continue-numbering="true">
        <text:list-item>
          <text:p text:style-name="P164"><text:span text:style-name="T165">User story</text:span>: As a<text:s/>user, I want to<text:s/>access the database for positive students on campus<text:s/>and upload my current health profile</text:p>
        </text:list-item>
      </text:list>
      <text:p text:style-name="P166"/>
      <text:list text:style-name="LFO5" text:continue-numbering="true">
        <text:list-item>
          <text:p text:style-name="P167"><text:span text:style-name="T168">Functional requirements</text:span>:</text:p>
        </text:list-item>
      </text:list>
      <text:list text:style-name="LFO6" text:continue-numbering="true">
        <text:list-item>
          <text:p text:style-name="P169">The system must identify the user as a student ,healthcare worker ,hostel staff member or a local vendor</text:p>
        </text:list-item>
      </text:list>
      <text:p text:style-name="P170"/>
      <text:list text:style-name="LFO6" text:continue-numbering="true">
        <text:list-item>
          <text:p text:style-name="P171">The system<text:s/>grants<text:s/>unrestricted access to students<text:s/>but ristricted access to hostel staff<text:s/>and healthcare workers</text:p>
        </text:list-item>
      </text:list>
      <text:p text:style-name="ListParagraph"/>
      <text:list text:style-name="LFO6" text:continue-numbering="true">
        <text:list-item>
          <text:p text:style-name="P172">The system must provide the list of positive people on campus<text:s/></text:p>
        </text:list-item>
      </text:list>
      <text:p text:style-name="ListParagraph"/>
      <text:list text:style-name="LFO6" text:continue-numbering="true">
        <text:list-item>
          <text:p text:style-name="P173">The system must provide the list of people who have identified themselves as having been exposed to the virus through friends and fellows<text:s/></text:p>
        </text:list-item>
      </text:list>
      <text:p text:style-name="ListParagraph"/>
      <text:list text:style-name="LFO6" text:continue-numbering="true">
        <text:list-item>
          <text:p text:style-name="P174">The system must allow each user to enter his/her health status as being safe, exposed, tested positive or currently experiencing symptoms and waiting for test results</text:p>
        </text:list-item>
      </text:list>
      <text:p text:style-name="P175"/>
      <text:p text:style-name="ListParagraph"/>
      <text:p text:style-name="P176"/>
      <text:list text:style-name="LFO5" text:continue-numbering="true">
        <text:list-item>
          <text:p text:style-name="P177"><text:span text:style-name="T178">User story</text:span>: As<text:s/>hostel staff, I want to<text:s/>enquire the positive students in the hostel and manage sample collection procedure if necessary</text:p>
        </text:list-item>
        <text:list-item>
          <text:p text:style-name="P179"><text:span text:style-name="T180">Functional requirements</text:span>:</text:p>
        </text:list-item>
      </text:list>
      <text:list text:style-name="LFO6" text:continue-numbering="true">
        <text:list-item>
          <text:p text:style-name="P181">The system must provide the list of positive people in each hostel</text:p>
        </text:list-item>
      </text:list>
      <text:p text:style-name="ListParagraph"/>
      <text:list text:style-name="LFO6" text:continue-numbering="true">
        <text:list-item>
          <text:p text:style-name="P182">The system must provide the list of<text:s/>students who are currently quarantined or isolated in the hostel</text:p>
        </text:list-item>
      </text:list>
      <text:p text:style-name="ListParagraph"/>
      <text:list text:style-name="LFO6" text:continue-numbering="true">
        <text:list-item>
          <text:p text:style-name="P183">The system must<text:s/>allow me to<text:s/>provide details regarding sample collection so that symptomatic or exposed students can get themselves tested</text:p>
        </text:list-item>
      </text:list>
      <text:p text:style-name="ListParagraph"/>
      <text:p text:style-name="P184"/>
      <text:list text:style-name="LFO5" text:continue-numbering="true">
        <text:list-item>
          <text:p text:style-name="P185"><text:span text:style-name="T186">User story</text:span>: As<text:s/>a medical worker, I want to<text:s/>check positivity rate, manage sample<text:s/>testing<text:s/>and book appointments</text:p>
        </text:list-item>
        <text:list-item>
          <text:p text:style-name="P187"><text:span text:style-name="T188">Functional requirements</text:span>:</text:p>
        </text:list-item>
      </text:list>
      <text:list text:style-name="LFO6" text:continue-numbering="true">
        <text:list-item>
          <text:p text:style-name="P189">The system must provide the list of positive people<text:s/>and positivity rate<text:s/>on campus</text:p>
        </text:list-item>
      </text:list>
      <text:p text:style-name="ListParagraph"/>
      <text:list text:style-name="LFO6" text:continue-numbering="true">
        <text:list-item>
          <text:p text:style-name="P190">The system must provide the list of students who<text:s/>are in need of emergency help or those who want to book appointments</text:p>
        </text:list-item>
      </text:list>
      <text:p text:style-name="ListParagraph"/>
      <text:list text:style-name="LFO6" text:continue-numbering="true">
        <text:list-item>
          <text:p text:style-name="P191">The system must provide health updates of critical patients at regular intervals</text:p>
        </text:list-item>
      </text:list>
      <text:p text:style-name="P192"/>
      <text:p text:style-name="Normal"/>
      <text:p text:style-name="Normal"/>
      <text:p text:style-name="Normal"/>
      <text:list text:style-name="LFO5" text:continue-numbering="true">
        <text:list-item>
          <text:p text:style-name="P193"><text:span text:style-name="T194">User story</text:span>: As<text:s/>a market vendor, I want to<text:s/>receive order, generate a digital receipt and deliver it<text:s/></text:p>
        </text:list-item>
        <text:list-item>
          <text:p text:style-name="P195"><text:span text:style-name="T196">Functional requirements</text:span>:</text:p>
        </text:list-item>
      </text:list>
      <text:list text:style-name="LFO6" text:continue-numbering="true">
        <text:list-item>
          <text:p text:style-name="P197">The system must<text:s/>generate a unique identifier (order_id) for each order which the user shall be able to copy into the account’s permanent storage area</text:p>
        </text:list-item>
        <text:list-item>
          <text:p text:style-name="P198">The system must provide the list<text:s/>of required amenities and delivery addresses</text:p>
        </text:list-item>
      </text:list>
      <text:p text:style-name="ListParagraph"/>
      <text:list text:style-name="LFO6" text:continue-numbering="true">
        <text:list-item>
          <text:p text:style-name="P199">The system must provide status of order delivery and bill payment information for each order .</text:p>
        </text:list-item>
      </text:list>
      <text:p text:style-name="ListParagraph"/>
      <text:p text:style-name="P200"/>
      <text:p text:style-name="P201"/>
      <text:p text:style-name="P202"/>
      <text:p text:style-name="P203">Non-functional requirements:</text:p>
      <text:p text:style-name="P204"/>
      <text:p text:style-name="P205">1. Usability:</text:p>
      <text:p text:style-name="P206">The system should be easy to use by experienced controllers<text:s/>and should be organised in such a way that user errors are<text:s/>minimised.</text:p>
      <text:p text:style-name="P207"/>
      <text:p text:style-name="P208">2. Legal or Regulatory requirements:</text:p>
      <text:p text:style-name="P209">To be able to operate in the college campus, the system should be duly approved by the administrative authorities and the CMO of the region.</text:p>
      <text:p text:style-name="P210"/>
      <text:p text:style-name="P211">3.<text:s/>Security:</text:p>
      <text:p text:style-name="P212">The initial login procedure automatically terminates<text:s/>within 20 seconds of login window display for security reasons. Access is granted only if users enter the correct username and password.</text:p>
      <text:p text:style-name="P213"/>
      <text:p text:style-name="P214">4.<text:s/>Speed:</text:p>
      <text:p text:style-name="P215">Each page must load within<text:s/>5<text:s/>seconds.</text:p>
      <text:p text:style-name="P216"/>
      <text:p text:style-name="P217"/>
      <text:p text:style-name="P218"/>
      <text:p text:style-name="P219"/>
      <text:p text:style-name="P220"/>
      <text:p text:style-name="P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vg:font-family="WenQuanYi Zen He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HeaderandFooter">
      <style:text-properties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Header" style:display-name="Header" style:family="paragraph" style:parent-style-name="HeaderandFooter">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1062in"/>
        </style:tab-stops>
      </style:paragraph-properties>
      <style:text-properties fo:hyphenate="false"/>
    </style:style>
    <style:style style:name="Title" style:display-name="Title" style:family="paragraph" style:parent-style-name="Standard">
      <style:paragraph-properties fo:text-align="end" fo:margin-top="0.1666in" fo:margin-bottom="0.5in"/>
      <style:text-properties style:font-name="Arial" style:font-name-asian="Arial" style:font-name-complex="Arial" fo:font-weight="bold" style:font-weight-asian="bold" fo:font-size="32pt" style:font-size-asian="32pt" fo:hyphenate="false"/>
    </style:style>
    <style:style style:name="ByLine" style:display-name="ByLine" style:family="paragraph" style:parent-style-name="Title">
      <style:text-properties fo:font-size="14pt" style:font-size-asian="14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dnoteSymbol" style:display-name="Endnote Symbol" style:family="text"/>
    <style:style style:name="Endnoteanchor" style:display-name="Endnote anchor" style:family="text">
      <style:text-properties style:text-position="super 66.6%"/>
    </style:style>
    <style:style style:name="IndexLink" style:display-name="Index Link"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IN" style:language-asian="en" style:country-asian="IN" style:language-complex="ar" style:country-complex="SA" fo:hyphenate="true"/>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3736in" text:min-label-width="0.25in" text:list-level-position-and-space-mode="label-alignment">
          <style:list-level-label-alignment text:label-followed-by="listtab" fo:margin-left="0.6236in" fo:text-indent="-0.25in"/>
        </style:list-level-properties>
        <style:text-properties style:font-name="OpenSymbol"/>
      </text:list-level-style-bullet>
      <text:list-level-style-bullet text:level="2" text:style-name="WW_CharLFO1LVL2" text:bullet-char="◦">
        <style:list-level-properties text:space-before="0.6236in" text:min-label-width="0.25in" text:list-level-position-and-space-mode="label-alignment">
          <style:list-level-label-alignment text:label-followed-by="listtab" fo:margin-left="0.8736in" fo:text-indent="-0.25in"/>
        </style:list-level-properties>
        <style:text-properties style:font-name="OpenSymbol"/>
      </text:list-level-style-bullet>
      <text:list-level-style-bullet text:level="3" text:style-name="WW_CharLFO1LVL3" text:bullet-char="▪">
        <style:list-level-properties text:space-before="0.8736in" text:min-label-width="0.25in" text:list-level-position-and-space-mode="label-alignment">
          <style:list-level-label-alignment text:label-followed-by="listtab" fo:margin-left="1.1236in" fo:text-indent="-0.25in"/>
        </style:list-level-properties>
        <style:text-properties style:font-name="OpenSymbol"/>
      </text:list-level-style-bullet>
      <text:list-level-style-bullet text:level="4" text:style-name="WW_CharLFO1LVL4" text:bullet-char="•">
        <style:list-level-properties text:space-before="1.1236in" text:min-label-width="0.25in" text:list-level-position-and-space-mode="label-alignment">
          <style:list-level-label-alignment text:label-followed-by="listtab" fo:margin-left="1.3736in" fo:text-indent="-0.25in"/>
        </style:list-level-properties>
        <style:text-properties style:font-name="OpenSymbol"/>
      </text:list-level-style-bullet>
      <text:list-level-style-bullet text:level="5" text:style-name="WW_CharLFO1LVL5" text:bullet-char="◦">
        <style:list-level-properties text:space-before="1.3736in" text:min-label-width="0.25in" text:list-level-position-and-space-mode="label-alignment">
          <style:list-level-label-alignment text:label-followed-by="listtab" fo:margin-left="1.6236in" fo:text-indent="-0.25in"/>
        </style:list-level-properties>
        <style:text-properties style:font-name="OpenSymbol"/>
      </text:list-level-style-bullet>
      <text:list-level-style-bullet text:level="6" text:style-name="WW_CharLFO1LVL6" text:bullet-char="▪">
        <style:list-level-properties text:space-before="1.6236in" text:min-label-width="0.25in" text:list-level-position-and-space-mode="label-alignment">
          <style:list-level-label-alignment text:label-followed-by="listtab" fo:margin-left="1.8736in" fo:text-indent="-0.25in"/>
        </style:list-level-properties>
        <style:text-properties style:font-name="OpenSymbol"/>
      </text:list-level-style-bullet>
      <text:list-level-style-bullet text:level="7" text:style-name="WW_CharLFO1LVL7" text:bullet-char="•">
        <style:list-level-properties text:space-before="1.8736in" text:min-label-width="0.25in" text:list-level-position-and-space-mode="label-alignment">
          <style:list-level-label-alignment text:label-followed-by="listtab" fo:margin-left="2.1236in" fo:text-indent="-0.25in"/>
        </style:list-level-properties>
        <style:text-properties style:font-name="OpenSymbol"/>
      </text:list-level-style-bullet>
      <text:list-level-style-bullet text:level="8" text:style-name="WW_CharLFO1LVL8" text:bullet-char="◦">
        <style:list-level-properties text:space-before="2.1236in" text:min-label-width="0.25in" text:list-level-position-and-space-mode="label-alignment">
          <style:list-level-label-alignment text:label-followed-by="listtab" fo:margin-left="2.3736in" fo:text-indent="-0.25in"/>
        </style:list-level-properties>
        <style:text-properties style:font-name="OpenSymbol"/>
      </text:list-level-style-bullet>
      <text:list-level-style-bullet text:level="9" text:style-name="WW_CharLFO1LVL9" text:bullet-char="▪">
        <style:list-level-properties text:space-before="2.3736in" text:min-label-width="0.25in" text:list-level-position-and-space-mode="label-alignment">
          <style:list-level-label-alignment text:label-followed-by="listtab" fo:margin-left="2.6236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name="T3" style:parent-style-name="DefaultParagraphFont" style:family="text">
      <style:text-properties style:font-name="Times New Roman"/>
    </style:style>
  </office:automatic-styles>
  <office:master-styles>
    <style:master-page style:name="MP0" style:page-layout-name="PL0">
      <style:header>
        <text:p text:style-name="P2"><text:span text:style-name="T3"><text:page-number style:num-format="i" text:fixed="false">vi</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ti Wadhwa</dc:creator>
    <meta:creation-date>2022-02-27T16:38:00Z</meta:creation-date>
    <dc:date>2022-03-23T12:10:00Z</dc:date>
    <meta:template xlink:href="Normal.dotm" xlink:type="simple"/>
    <meta:editing-cycles>34</meta:editing-cycles>
    <meta:editing-duration>PT11760S</meta:editing-duration>
    <meta:document-statistic meta:page-count="9" meta:paragraph-count="20" meta:word-count="1554" meta:character-count="10392" meta:row-count="73" meta:non-whitespace-character-count="8858"/>
  </office:meta>
</office:document-meta>
</file>